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6.694cm" style:rel-column-width="25807*"/>
    </style:style>
    <style:style style:name="Tabla1.C" style:family="table-column">
      <style:table-column-properties style:column-width="6.733cm" style:rel-column-width="2595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able_20_Contents">
      <style:paragraph-properties fo:line-height="107%"/>
    </style:style>
    <style:style style:name="P3" style:family="paragraph" style:parent-style-name="Table_20_Contents">
      <style:paragraph-properties fo:line-height="107%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font-name="Calibri"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sto es una prueba en formato <text:span text:style-name="T2">ODT</text:span><text:span text:style-name="T1">:</text:span></text:p>
      <text:p text:style-name="Text_20_body">Nombre: ${nombre}</text:p>
      <text:p text:style-name="Text_20_body">Texto largo: ${texto}</text:p>
      <text:p text:style-name="Text_20_body">Autor: ${autor}</text:p>
      <text:p text:style-name="Text_20_body"/>
      <text:p text:style-name="Text_20_body">Número: <text:text-input text:description="${Numero.numero}">${Numero.numero}</text:text-input><text:text-input text:description="${Numero.numero}"/></text:p>
      <text:p text:style-name="Text_20_body"/>
      <text:p text:style-name="Text_20_body">Tabla de elemento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Número</text:p>
          </table:table-cell>
          <table:table-cell table:style-name="Tabla1.A1" office:value-type="string">
            <text:p text:style-name="Table_20_Contents">Cuadrado del número</text:p>
          </table:table-cell>
          <table:table-cell table:style-name="Tabla1.C1" office:value-type="string">
            <text:p text:style-name="Table_20_Contents">Raíz cuadrada del número</text:p>
          </table:table-cell>
        </table:table-row>
        <table:table-row>
          <table:table-cell table:style-name="Tabla1.A2" office:value-type="string">
            <text:p text:style-name="P2"><text:span text:style-name="T3"><text:text-input text:description="">@before-row[#list Numeros as num]</text:text-input></text:span><text:span text:style-name="T3"><text:text-input text:description=""/></text:span><text:span text:style-name="T3"><text:text-input text:description="${num.numero}">${num.numero}</text:text-input></text:span><text:span text:style-name="T3"><text:text-input text:description="@after-row[/#list]">@after-row[/#list]</text:text-input></text:span></text:p>
          </table:table-cell>
          <table:table-cell table:style-name="Tabla1.A2" office:value-type="string">
            <text:p text:style-name="P2"><text:text-input text:description="${num.cuadrado} ">${num.cuadrado}</text:text-input></text:p>
          </table:table-cell>
          <table:table-cell table:style-name="Tabla1.C2" office:value-type="string">
            <text:p text:style-name="P2"><text:span text:style-name="T3"><text:text-input text:description="${num.raiz}">${num.raiz}</text:text-input></text:span><text:span text:style-name="T3"><text:text-input text:description="${num.raiz}"/></text:span>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echa: ${fecha}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22S</meta:editing-duration>
    <meta:editing-cycles>14</meta:editing-cycles>
    <meta:generator>OpenOffice/4.1.1$Win32 OpenOffice.org_project/411m6$Build-9775</meta:generator>
    <dc:date>2016-02-12T21:15:37.79</dc:date>
    <meta:document-statistic meta:table-count="1" meta:image-count="0" meta:object-count="0" meta:page-count="1" meta:paragraph-count="13" meta:word-count="55" meta:character-count="303"/>
    <meta:user-defined meta:name="Info 1"/>
    <meta:user-defined meta:name="Info 2"/>
    <meta:user-defined meta:name="Info 3"/>
    <meta:user-defined meta:name="Info 4"/>
  </office:meta>
</office:document-meta>
</file>